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3646in"/>
        </style:tab-stops>
        <style:background-image/>
      </style:paragraph-properties>
      <style:text-properties officeooo:rsid="0012566a" officeooo:paragraph-rsid="00148272" style:language-asian="ko" style:country-asian="KR"/>
    </style:style>
    <style:style style:name="P2" style:family="paragraph">
      <style:paragraph-properties fo:text-align="center"/>
    </style:style>
    <style:style style:name="T1" style:family="text">
      <style:text-properties officeooo:rsid="00131e6f"/>
    </style:style>
    <style:style style:name="T2" style:family="text">
      <style:text-properties style:font-name-asian="NanumBarunGothic"/>
    </style:style>
    <style:style style:name="T3" style:family="text">
      <style:text-properties officeooo:rsid="00148272" style:font-name-asian="NanumBarunGothic"/>
    </style:style>
    <style:style style:name="T4" style:family="text">
      <style:text-properties style:font-name="NanumGothic" style:font-name-asian="NanumBarunGothi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path text:anchor-type="paragraph" draw:z-index="12" draw:style-name="gr1" draw:text-style-name="P2" svg:width="18.2661in" svg:height="15.6339in" draw:transform="rotate (-1.5707963267949) translate (7.94814989421798in -7.38370943554422in)" svg:viewBox="0 0 46397 39711" svg:d="M20064 14613c7406-398 4396 1472 2831 873-339-129-1283-37-1032-291 3937-3986 4355 864 2460 794-746-27-1936 423-2487-397-572-852-645-1856-555-2804 224-2389 1589-4498 3016-6403 810-1082 2981 303 4207-1217 1916-2378 2976 15482-2699 14049-5092-1286-4153-9414-5371-13520-2648-8925 1449-2798 2011-529 548 2211 1966 5141 397 6799-2812 2972-4360-13751-3096-8546 770 3168 2586 5079 2831 7541 97 979-795 1591-1323 397-261-591-3698-10056-952-3546 1138 2699 862 5971-80 8917-209 656-2936 2723 450 1085 7338-3551-8988-21598 7091 3995 8684 13821-19502-21115-7011-3466 2952 4172 7244-355 8307-4313 1576-5865-5668-9312-7090-2619-1855 8722 10646 4536 9921 688-6587-35012-28391 18965-1693 608 19724-13561-7284-11605-1667-5794 701 724 470 15108 80 3810-150-4339 8763-7936 4524-1350-1685 2618-26372 12763-13282 7171 39473-16864-15917 47805 10768 4259 28435-46398 13990 14259-8413-6059-8403-7620 15522-15579-3069 7224-14474 17751-35146 29176 1058-635 48664-40072 4546 20912 7382-7911 3768-38296-15178 46233-4339-12171 445-2401-1491 7856-133 4868l80-370"><text:p/></draw:path><draw:path text:anchor-type="paragraph" draw:z-index="10" draw:style-name="gr1" draw:text-style-name="P2" svg:width="2.3067in" svg:height="1.2339in" svg:x="3.6925in" svg:y="-0.2921in" svg:viewBox="0 0 5860 3135" svg:d="M350 2156c231-282 31-1760 159 186 38 578 1064 69 1587 132 1011 121 1939-586 2937-635 607-30 1094-658 662-1058-803-743-1967-821-2990-768-669 35-1328 21-2011 106-492 62-573 397-661 715-210 748 635 1487 1217 1719l899 582-158-238"><text:p/></draw:path><draw:path text:anchor-type="paragraph" draw:z-index="9" draw:style-name="gr1" draw:text-style-name="P2" svg:width="9.2626in" svg:height="11.122in" draw:transform="rotate (2.35619449019234) translate (-1.4442985551341in 8.50199884362785in)" svg:viewBox="0 0 23528 28251" svg:d="M2476 23482c1061-54 1691-1130 2750-1366 1503-335 2530-1648 3742-2544 436-323 912-618 1235-1048 36289-48362-13651 14163-8101 6380 417-586 805-1196 1328-1703 108-104 788-1621 449-299-435 1695-958 6223 486 5201 1600-1132-4724-4755-2843-5014 2214-306-2559-3049-1310-1796 668 669 1232 2289 2114 1889 975-442 187-2174-411-3068-109-163-1809-2140-225-112 878 1123 2083 2168 3517 2245 446 24 1481-241 1329-805-150-556-488-914-1123-1272-1171-660 865 1593-711 1048l-206 355"><text:p/></draw:path><draw:path text:anchor-type="paragraph" draw:z-index="8" draw:style-name="gr1" draw:text-style-name="P2" svg:width="10.6236in" svg:height="11.9504in" draw:transform="skewX (3.67384277001947E-017) rotate (-0.58800142499689) translate (2.82601084460376in -4.13518315797661in)" svg:viewBox="0 0 26985 30355" svg:d="M5115 9037c649-289 107 554 374 704 119 67 665-977 184-154-516 882-491 246 205 499 736 267 145 537 793 139 591-362 348 497 44 543-497 75-385-486-404-748-22-322-344-491-352-815-6-269 141-766 580-609 515 184-102 815 726 851 466 21 642-28 954 0 216 20 881-336 719 221-57 197-185 869-587 455-373-386-814-685-1174-1094-418-475-994-846-1262-1416-215-457-531-18-587 169-168 562 735 460 991 293 326-213 727-334 1115-330 583 6 85 615-81 785-905 932 427 23 683-169 527-395 633 361 279 705-460 446-1181 374-1490 103-847-744-927 109-638 616 381 672 631 1409 1196 1937 1036 970 2758 446 3662-183 845-589 3659-1454 2869-3090-130-267-465-1288-1028-873-956 706-2011 1517-2311 2686-161 627 459 1379 1284 1402 1185 32 2452-457 2943-1453 686-1393-770-2775-1703-3699-780-772-1957 359-1746 1101 389 1373 825-1246-264-1255-1090-9-2408-1878-3185-866-348 452 694 765 976 1226 222 364 441 894-235 1174-2022 838-5116 1032-5775 3119-530 1678-2742 1821-1328 1775 4673-150 12030 1829 13781-2509 1583-3924 7794 941 3867-1974-149-111-4931-8653-2451-3868 4757 9180-13585-15509-10941 2048 589 3911 970-4755 587 2216-190 3448 4788 2504 2509 2811-924 124 262 3185-168 2465-1506-2515-6357 1662-6062 2642 1345 4469 7421-2272 10714-1673 7277 1322-3256-2058-2906-3214 1183-3903-9128 1419-4425 2759 924 263 4929-2122 2906-2224-1283-64 4140-1316-851-704-8713 1068 3225 4708 4476 8718 751 2408 5608 4310 4080 6311-1708 2236-4988-1619-7536-3149-11117-6671 17251-15430 12900-11080-4559 4558-14274 1276-18448 6289-2051 2463 6191-1433 9400-1974 5483-925-525 2830-1086 2759-870-111-2686 3504-968 2744 624-275 5011-1104 3082-2150-3751-2034-12595-9178-13268-3684-1176 9614 34400 4434 16790-9062-9563-7330 15390 18115 1703 264-2570-3351-1052 10961-2143 6612-1365-5440-14207-2651-16218 2098-3810 9001 28824-6592 22272-888-15193 13227-8900 18501-6157 12563 15204-32908-35932 6371 2253-4967 5484-1629-10951 3842 2253-1057 22858-8483-33911 4989-18933-7793 44947-38359-26443 42767 12842-10501"><text:p/></draw:path><draw:path text:anchor-type="paragraph" draw:z-index="1" draw:style-name="gr1" draw:text-style-name="P2" svg:width="0.4724in" svg:height="0.2835in" draw:transform="rotate (-0.519060919543114) translate (2.97751514738684in -0.00752689778708407in)" svg:viewBox="0 0 1201 721" svg:d="M0 6c445-61 673 377 1004 584l197 131"><text:p/></draw:path><draw:polyline text:anchor-type="paragraph" draw:z-index="2" draw:style-name="gr1" draw:text-style-name="P2" svg:width="0.3122in" svg:height="0.0205in" svg:x="3.1118in" svg:y="0.1925in" svg:viewBox="0 0 794 53" draw:points="0,0 476,26 741,53 794,53"><text:p/></draw:polyline><draw:path text:anchor-type="paragraph" draw:z-index="3" draw:style-name="gr1" draw:text-style-name="P2" svg:width="0.4646in" svg:height="0.0992in" draw:transform="rotate (-1.32575209981489) translate (3.40527932279472in 0.585131845865592in)" svg:viewBox="0 0 1181 253" svg:d="M0 250c305 24 593-95 886-160l295-90-13 51"><text:p/></draw:path><draw:path text:anchor-type="paragraph" draw:z-index="4" draw:style-name="gr1" draw:text-style-name="P2" svg:width="0.6559in" svg:height="0.1685in" draw:transform="rotate (-1.5707963267949) translate (2.94513888888889in 0.692361111111111in)" svg:viewBox="0 0 1667 429" svg:d="M0 429c407-17 766-243 1170-276l292-92 205-61"><text:p/></draw:path><draw:path text:anchor-type="paragraph" draw:z-index="5" draw:style-name="gr1" draw:text-style-name="P2" svg:width="0.5232in" svg:height="0.174in" draw:transform="rotate (0.321664181142555) translate (2.79930555555556in 0.640277777777778in)" svg:viewBox="0 0 1330 443" svg:d="M0 0c336 91 685 120 1029 176l268 33 33 234"><text:p/></draw:path><draw:path text:anchor-type="paragraph" draw:z-index="6" draw:style-name="gr1" draw:text-style-name="P2" svg:width="0.5402in" svg:height="0.289in" draw:transform="rotate (-2.03453030904979) translate (3.46664664044924in 0.994781726375717in)" svg:viewBox="0 0 1373 735" svg:d="M0 2c388-25 728 190 1029 402l237 178 107 153"><text:p/></draw:path><draw:path text:anchor-type="paragraph" draw:z-index="7" draw:style-name="gr1" draw:text-style-name="P2" svg:width="1.8835in" svg:height="0.5224in" draw:transform="skewX (1.22626833245122) rotate (-0.172263997171841) translate (3.80635259269814in 0.0833435822633619in)" svg:viewBox="0 0 4785 1328" svg:d="M0 24c1410-121 2475 238 3319 548l694 286 541 339 231 131"><text:p/></draw:path><draw:path text:anchor-type="paragraph" draw:z-index="14" draw:style-name="gr1" draw:text-style-name="P2" svg:width="1.2736in" svg:height="0.7071in" draw:transform="skewX (0.252898208613978) rotate (-0.146782190092724) translate (2.3494678596852in 0.132992231635246in)" svg:viewBox="0 0 3236 1797" svg:d="M0 251c409-4 798-78 1186-143 655-109 1838-365-7 689-356 202 963-93 1418-199 282-65 1137-375 240 199-337 216-589 429-960 619-661 337 471 93 390 254-194 382-576-210-788-291l-165-250-165-249-46-111"><text:p/></draw:path><draw:path text:anchor-type="paragraph" draw:z-index="13" draw:style-name="gr2" draw:text-style-name="P2" svg:width="3.7972in" svg:height="3.0992in" draw:transform="skewX (-2.98921094976164E-017) rotate (-2.5535912285929) translate (8.08922751912146in 1.65482208090368in)" svg:viewBox="0 0 9646 7873" svg:d="M4461 7873c931-51 792-1226 2128-1379 3706-426 900-659 331-353-430 232-920 261-1402 338-1630 260 898-141-433 125-426 85-875-43-1248 249-125 99-1147 601-271 74 582-350 1227-448 1798-742 841-431 1776-596 2664-895 561-189 1049-542 1401-1005 164-215 366-543 52-793-1475-1171-3124-2098-4719-3082-966-596-2287-534-3141 132-495 387-742 1015-1042 1563-300 551-715 1192-535 1806 176 603 946 800 1497 998 297 106 1535 444 1409-206-70-357-685-728-976-492-319 259 454 689 176 1072-402 552 435 1055 983 624 428-337 1010-469 1394-947 884-1100-2034 669-2047-411-9-737-2728 1344 594 778l1938-140 983-139 154 7"><text:p/></draw:path><draw:path text:anchor-type="paragraph" draw:z-index="11" draw:style-name="gr1" draw:text-style-name="P2" svg:width="7.7193in" svg:height="1.2126in" svg:x="-0.448in" svg:y="0.1543in" svg:viewBox="0 0 19608 3081" svg:d="M6661 767c397 0 804 87 1190 0 1307-292 3364 1386-2751 900-2606-207 5228-118 7831 291 432 68 5128 119 1826 344-3232 220-6468 269-9710 476-15217 974 8507-620 11906-1693 1030-325 3909-856 2037-1032h-529l-397 53-53-106"><text:p/></draw:path><draw:path text:anchor-type="paragraph" draw:z-index="0" draw:style-name="gr1" draw:text-style-name="P2" svg:width="0.4354in" svg:height="0.7311in" svg:x="2.8744in" svg:y="0.5787in" svg:viewBox="0 0 1107 1858" svg:d="M0 192c1393-851 1332 1388 582 1666h-26"><text:p/></draw:path><draw:path text:anchor-type="paragraph" draw:z-index="15" draw:style-name="gr1" draw:text-style-name="P2" svg:width="1.0909in" svg:height="0.3894in" svg:x="0.0642in" svg:y="0.922in" svg:viewBox="0 0 2772 990" svg:d="M783 713c583 131 1368-534 1719-79 623 807-14 9-105-133-159-245-643-353-821 0-154 307-732 134-635-211 143-507-407-176-608-265-373-165-489 558-53 476l264-79 53-106"><text:p/></draw:path>2015년 한해동안 베풀어주신 후의에 <text:span text:style-name="T2">감사 드립니다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8:30:19.114507938</meta:creation-date>
    <dc:date>2015-12-17T19:14:47.502366896</dc:date>
    <meta:editing-duration>PT2M32S</meta:editing-duration>
    <meta:editing-cycles>1</meta:editing-cycles>
    <meta:document-statistic meta:table-count="0" meta:image-count="0" meta:object-count="0" meta:page-count="1" meta:paragraph-count="1" meta:word-count="21" meta:character-count="31" meta:non-whitespace-character-count="24"/>
    <meta:generator>LibreOffice/4.2.8.2$Linux_x86 LibreOffice_project/420m0$Build-2</meta:generator>
  </office:meta>
</office:document-meta>
</file>